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svg:stroke-opacity="100%" draw:fill="solid" draw:fill-color="#00381f" draw:opacity="25%" draw:textarea-horizontal-align="left" draw:auto-grow-height="true" draw:auto-grow-width="false" fo:min-height="8.736cm" fo:min-width="0cm"/>
    </style:style>
    <style:style style:name="gr2" style:family="graphic" style:parent-style-name="standard">
      <style:graphic-properties draw:stroke="solid" svg:stroke-color="#000000" svg:stroke-opacity="100%" draw:fill="solid" draw:fill-color="#00381f" draw:opacity="25%" draw:textarea-horizontal-align="left" draw:auto-grow-height="true" draw:auto-grow-width="false" fo:min-height="0.592cm" fo:min-width="0cm"/>
    </style:style>
    <style:style style:name="gr3" style:family="graphic" style:parent-style-name="standard">
      <style:graphic-properties draw:stroke="solid" svg:stroke-color="#000000" svg:stroke-opacity="100%" draw:fill="solid" draw:fill-color="#00381f" draw:opacity="25%" draw:textarea-horizontal-align="left" draw:auto-grow-height="true" draw:auto-grow-width="false" fo:min-height="1.4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3cm" fo:min-width="0.02cm"/>
    </style:style>
    <style:style style:name="gr5" style:family="graphic" style:parent-style-name="standard">
      <style:graphic-properties draw:stroke="solid" svg:stroke-color="#000000" draw:fill="solid" draw:fill-color="#000000" draw:opacity="20%" draw:textarea-horizontal-align="left" draw:auto-grow-height="true" draw:auto-grow-width="false" fo:min-height="18.85cm" fo:min-width="0cm"/>
    </style:style>
    <style:style style:name="gr6" style:family="graphic" style:parent-style-name="standard">
      <style:graphic-properties draw:stroke="solid" svg:stroke-color="#000000" draw:fill="solid" draw:fill-color="#000000" draw:opacity="20%" draw:textarea-horizontal-align="left" draw:auto-grow-height="true" draw:auto-grow-width="false" fo:min-height="13.062cm" fo:min-width="0cm"/>
    </style:style>
    <style:style style:name="gr7" style:family="graphic" style:parent-style-name="standard">
      <style:graphic-properties draw:stroke="solid" svg:stroke-color="#000000" svg:stroke-opacity="100%" draw:fill="solid" draw:fill-color="#00381f" draw:opacity="25%" draw:textarea-horizontal-align="left" draw:auto-grow-height="true" draw:auto-grow-width="false" fo:min-height="11.939cm" fo:min-width="0cm"/>
    </style:style>
    <style:style style:name="gr8" style:family="graphic" style:parent-style-name="standard">
      <style:graphic-properties draw:stroke="solid" svg:stroke-color="#000000" draw:fill="solid" draw:fill-color="#00381f" draw:opacity="20%" draw:textarea-horizontal-align="left" draw:auto-grow-height="true" draw:auto-grow-width="false" fo:min-height="6.576cm" fo:min-width="0cm"/>
    </style:style>
    <style:style style:name="gr9" style:family="graphic" style:parent-style-name="standard">
      <style:graphic-properties draw:stroke="solid" svg:stroke-color="#000000" svg:stroke-opacity="100%" draw:fill="solid" draw:fill-color="#00381f" draw:opacity="25%" draw:textarea-horizontal-align="left" draw:auto-grow-height="true" draw:auto-grow-width="false" fo:min-height="1.232cm" fo:min-width="0cm"/>
    </style:style>
    <style:style style:name="gr10" style:family="graphic" style:parent-style-name="standard">
      <style:graphic-properties draw:stroke="solid" svg:stroke-color="#000000" svg:stroke-opacity="100%" draw:fill="solid" draw:fill-color="#00381f" draw:opacity="25%" draw:textarea-horizontal-align="left" draw:textarea-vertical-align="middle" draw:auto-grow-height="true" draw:auto-grow-width="false" fo:min-height="0.943cm" fo:min-width="0cm"/>
    </style:style>
    <style:style style:name="gr11" style:family="graphic" style:parent-style-name="standard">
      <style:graphic-properties draw:stroke="solid" svg:stroke-color="#000000" svg:stroke-opacity="100%" draw:fill="solid" draw:fill-color="#00381f" draw:opacity="25%" draw:textarea-horizontal-align="left" draw:auto-grow-height="true" draw:auto-grow-width="false" fo:min-height="1.063cm" fo:min-width="0cm"/>
    </style:style>
    <style:style style:name="gr12" style:family="graphic" style:parent-style-name="standard">
      <style:graphic-properties draw:stroke="solid" svg:stroke-color="#000000" draw:fill="solid" draw:fill-color="#000000" draw:opacity="20%" draw:textarea-horizontal-align="left" draw:auto-grow-height="true" draw:auto-grow-width="false" fo:min-height="3.476cm" fo:min-width="0cm"/>
    </style:style>
    <style:style style:name="gr13" style:family="graphic" style:parent-style-name="standard">
      <style:graphic-properties draw:stroke="solid" svg:stroke-color="#000000" svg:stroke-opacity="100%" draw:fill="solid" draw:fill-color="#00381f" draw:opacity="25%" draw:textarea-horizontal-align="left" draw:auto-grow-height="true" draw:auto-grow-width="false" fo:min-height="0.823cm" fo:min-width="0cm"/>
    </style:style>
    <style:style style:name="gr14" style:family="graphic" style:parent-style-name="standard">
      <style:graphic-properties draw:stroke="solid" svg:stroke-color="#000000" svg:stroke-opacity="100%" draw:fill="solid" draw:fill-color="#00381f" draw:opacity="25%" draw:textarea-horizontal-align="left" draw:auto-grow-height="true" draw:auto-grow-width="false" fo:min-height="0.885cm" fo:min-width="0cm"/>
    </style:style>
    <style:style style:name="gr15" style:family="graphic" style:parent-style-name="standard">
      <style:graphic-properties draw:stroke="solid" svg:stroke-color="#000000" svg:stroke-opacity="100%" draw:fill="solid" draw:fill-color="#00381f" draw:opacity="25%" draw:textarea-horizontal-align="left" draw:auto-grow-height="true" draw:auto-grow-width="false" fo:min-height="0.654cm" fo:min-width="0cm"/>
    </style:style>
    <style:style style:name="gr16" style:family="graphic" style:parent-style-name="standard">
      <style:graphic-properties draw:stroke="solid" svg:stroke-color="#000000" svg:stroke-opacity="100%" draw:fill="solid" draw:fill-color="#ffffff" draw:opacity="25%" draw:textarea-horizontal-align="left" draw:auto-grow-height="true" draw:auto-grow-width="false" fo:min-height="3.609cm" fo:min-width="0cm"/>
    </style:style>
    <style:style style:name="gr17" style:family="graphic" style:parent-style-name="standard">
      <style:graphic-properties draw:stroke="solid" svg:stroke-color="#000000" svg:stroke-opacity="100%" draw:fill="solid" draw:fill-color="#00381f" draw:opacity="25%" draw:textarea-horizontal-align="left" draw:auto-grow-height="true" draw:auto-grow-width="false" fo:min-height="0.61cm" fo:min-width="0cm"/>
    </style:style>
    <style:style style:name="gr18" style:family="graphic" style:parent-style-name="objectwithoutfill">
      <style:graphic-properties draw:marker-end="Arrow" draw:marker-end-width="0.2cm" draw:fill="none" draw:textarea-vertical-align="middle"/>
    </style:style>
    <style:style style:name="gr19" style:family="graphic" style:parent-style-name="standard">
      <style:graphic-properties draw:stroke="solid" svg:stroke-color="#000000" svg:stroke-opacity="100%" draw:fill="solid" draw:fill-color="#00381f" draw:opacity="25%" draw:textarea-horizontal-align="left" draw:auto-grow-height="true" draw:auto-grow-width="false" fo:min-height="3.899cm" fo:min-width="0cm"/>
    </style:style>
    <style:style style:name="gr20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3.889cm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38cm"/>
    </style:style>
    <style:style style:name="gr22" style:family="graphic" style:parent-style-name="standard">
      <style:graphic-properties draw:stroke="solid" svg:stroke-color="#000000" svg:stroke-opacity="100%" draw:fill="solid" draw:fill-color="#ffffff" draw:opacity="25%" draw:textarea-horizontal-align="left" draw:auto-grow-height="true" draw:auto-grow-width="false" fo:min-height="4.401cm" fo:min-width="0cm"/>
    </style:style>
    <style:style style:name="gr23" style:family="graphic" style:parent-style-name="standard">
      <style:graphic-properties draw:stroke="solid" svg:stroke-color="#000000" draw:fill="solid" draw:fill-color="#000000" draw:opacity="20%" draw:textarea-horizontal-align="left" draw:auto-grow-height="true" draw:auto-grow-width="false" fo:min-height="2.95cm" fo:min-width="0cm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00381f" draw:opacity="25%"/>
      <style:text-properties fo:color="#000000" fo:font-size="7pt" style:font-size-asian="6pt" style:font-size-complex="6pt"/>
    </style:style>
    <style:style style:name="P2" style:family="paragraph">
      <loext:graphic-properties draw:fill="solid" draw:fill-color="#00381f" draw:opacity="25%"/>
      <style:text-properties fo:color="#94070a" fo:font-size="7pt" style:font-size-asian="6pt" style:font-size-complex="6pt"/>
    </style:style>
    <style:style style:name="P3" style:family="paragraph">
      <loext:graphic-properties draw:fill="none" draw:fill-color="#ffffff"/>
      <style:text-properties fo:font-size="7.30000019073486pt" style:font-size-asian="15pt" style:font-size-complex="15pt"/>
    </style:style>
    <style:style style:name="P4" style:family="paragraph">
      <loext:graphic-properties draw:fill="solid" draw:fill-color="#000000" draw:opacity="20%"/>
      <style:text-properties fo:font-size="12.6000003814697pt" style:font-size-asian="12pt" style:font-size-complex="12pt"/>
    </style:style>
    <style:style style:name="P5" style:family="paragraph">
      <loext:graphic-properties draw:fill="solid" draw:fill-color="#000000" draw:opacity="20%"/>
      <style:text-properties fo:color="#ffffff" fo:font-size="12.6000003814697pt" fo:font-weight="bold" style:font-size-asian="12pt" style:font-weight-asian="bold" style:font-size-complex="12pt" style:font-weight-complex="bold"/>
    </style:style>
    <style:style style:name="P6" style:family="paragraph">
      <loext:graphic-properties draw:fill="solid" draw:fill-color="#00381f" draw:opacity="25%"/>
      <style:text-properties fo:color="#ce181e" fo:font-size="7.30000019073486pt" style:font-size-asian="6pt" style:font-size-complex="6pt"/>
    </style:style>
    <style:style style:name="P7" style:family="paragraph">
      <loext:graphic-properties draw:fill="solid" draw:fill-color="#00381f" draw:opacity="20%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solid" draw:fill-color="#00381f" draw:opacity="25%"/>
      <style:text-properties fo:color="#000000" fo:font-size="7pt" style:font-size-asian="7pt" style:font-size-complex="7pt"/>
    </style:style>
    <style:style style:name="P9" style:family="paragraph">
      <loext:graphic-properties draw:fill="solid" draw:fill-color="#000000" draw:opacity="20%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solid" draw:fill-color="#00381f" draw:opacity="25%"/>
      <style:text-properties fo:color="#000000" fo:font-size="7pt" style:font-size-asian="8pt" style:font-size-complex="8pt"/>
    </style:style>
    <style:style style:name="P11" style:family="paragraph">
      <loext:graphic-properties draw:fill="solid" draw:fill-color="#ffffff" draw:opacity="25%"/>
      <style:text-properties fo:color="#ce181e" fo:font-size="7.30000019073486pt" style:font-size-asian="8pt" style:font-size-complex="8pt"/>
    </style:style>
    <style:style style:name="P12" style:family="paragraph">
      <loext:graphic-properties draw:fill="solid" draw:fill-color="#00381f" draw:opacity="25%"/>
      <style:text-properties fo:color="#ba131a" fo:font-size="7pt" style:font-size-asian="7pt" style:font-size-complex="7pt"/>
    </style:style>
    <style:style style:name="P13" style:family="paragraph">
      <loext:graphic-properties draw:fill="solid" draw:fill-color="#00381f" draw:opacity="25%"/>
      <style:text-properties fo:color="#ce181e" fo:font-size="7pt" style:font-size-asian="8pt" style:font-size-complex="8pt"/>
    </style:style>
    <style:style style:name="P14" style:family="paragraph">
      <loext:graphic-properties draw:fill="none"/>
      <style:paragraph-properties fo:text-align="center"/>
      <style:text-properties fo:font-size="7pt" style:font-size-asian="15pt" style:font-size-complex="15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solid" draw:fill-color="#ffffff" draw:opacity="25%"/>
      <style:text-properties fo:color="#ce181e" fo:font-size="7pt" style:font-size-asian="8pt" style:font-size-complex="8pt"/>
    </style:style>
    <style:style style:name="P18" style:family="paragraph">
      <loext:graphic-properties draw:fill="solid" draw:fill-color="#000000" draw:opacity="20%"/>
      <style:text-properties fo:color="#ffffff" fo:font-size="10pt" fo:font-weight="bold" style:font-size-asian="10pt" style:font-weight-asian="bold" style:font-size-complex="10pt" style:font-weight-complex="bold"/>
    </style:style>
    <style:style style:name="P19" style:family="paragraph">
      <loext:graphic-properties draw:fill-color="#ffffff"/>
    </style:style>
    <style:style style:name="T1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000000" fo:font-size="7pt" fo:font-weight="bold" style:font-size-asian="6pt" style:font-weight-asian="bold" style:font-size-complex="6pt" style:font-weight-complex="bold"/>
    </style:style>
    <style:style style:name="T3" style:family="text">
      <style:text-properties fo:color="#000000" fo:font-size="7pt" style:font-size-asian="6pt" style:font-size-complex="6pt"/>
    </style:style>
    <style:style style:name="T4" style:family="text">
      <style:text-properties fo:color="#000000" style:text-position="0% 100%" fo:font-size="7pt" fo:font-weight="normal" style:font-size-asian="6pt" style:font-weight-asian="normal" style:font-size-complex="6pt" style:font-weight-complex="normal"/>
    </style:style>
    <style:style style:name="T5" style:family="text">
      <style:text-properties fo:color="#006c3b" style:text-position="0% 100%" fo:font-size="7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6" style:family="text">
      <style:text-properties fo:color="#006c3b" style:text-position="0% 100%" fo:font-size="7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7" style:family="text">
      <style:text-properties fo:color="#003d73" style:text-position="0% 100%" fo:font-size="7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8" style:family="text">
      <style:text-properties fo:color="#003d73" style:text-position="0% 100%" fo:font-size="7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9" style:family="text">
      <style:text-properties fo:color="#003d73" style:text-position="0% 100%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10" style:family="text">
      <style:text-properties fo:color="#94070a" style:text-position="0% 100%" fo:font-size="7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11" style:family="text">
      <style:text-properties fo:color="#94070a" style:text-position="0% 100%" fo:font-size="7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12" style:family="text">
      <style:text-properties fo:color="#006c3b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6c3b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color="#006c3b" style:text-position="-33% 58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color="#003d73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003d7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color="#003d73" style:text-position="-33% 58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ffffff" style:text-position="0% 100%"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ffffff" style:text-position="0% 100%" fo:font-size="7.30000019073486pt" fo:font-weight="bold" style:font-size-asian="8pt" style:font-weight-asian="bold" style:font-size-complex="8pt" style:font-weight-complex="bold"/>
    </style:style>
    <style:style style:name="T21" style:family="text">
      <style:text-properties fo:color="#000000" style:text-position="0% 100%" fo:font-size="7.30000019073486pt" fo:font-weight="bold" style:font-size-asian="8pt" style:font-weight-asian="bold" style:font-size-complex="8pt" style:font-weight-complex="bold"/>
    </style:style>
    <style:style style:name="T22" style:family="text">
      <style:text-properties fo:color="#ce181e" fo:font-size="7.30000019073486pt" style:font-size-asian="8pt" style:font-size-complex="8pt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fo:color="#000000" fo:font-size="7pt" style:font-size-asian="7pt" style:font-size-complex="7pt"/>
    </style:style>
    <style:style style:name="T25" style:family="text">
      <style:text-properties fo:color="#003d73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26" style:family="text">
      <style:text-properties fo:color="#003d73" style:text-position="-33% 58%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27" style:family="text">
      <style:text-properties fo:color="#003d73" fo:font-size="7pt" fo:font-style="italic" style:font-size-asian="7pt" style:font-style-asian="italic" style:font-size-complex="7pt" style:font-style-complex="italic"/>
    </style:style>
    <style:style style:name="T28" style:family="text">
      <style:text-properties fo:color="#003d73" style:text-position="-33% 58%" fo:font-size="7pt" fo:font-style="italic" style:font-size-asian="7pt" style:font-style-asian="italic" style:font-size-complex="7pt" style:font-style-complex="italic"/>
    </style:style>
    <style:style style:name="T29" style:family="text">
      <style:text-properties fo:color="#000000" fo:font-size="7pt" style:font-size-asian="8pt" style:font-size-complex="8pt"/>
    </style:style>
    <style:style style:name="T30" style:family="text">
      <style:text-properties fo:color="#006c3b" fo:font-size="7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1" style:family="text">
      <style:text-properties fo:color="#006c3b" style:text-position="-33% 58%" fo:font-size="7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2" style:family="text">
      <style:text-properties fo:color="#006c3b" fo:font-size="7pt" fo:font-style="italic" style:font-size-asian="8pt" style:font-style-asian="italic" style:font-size-complex="8pt" style:font-style-complex="italic"/>
    </style:style>
    <style:style style:name="T33" style:family="text">
      <style:text-properties fo:color="#006c3b" style:text-position="-33% 58%" fo:font-size="7pt" fo:font-style="italic" style:font-size-asian="8pt" style:font-style-asian="italic" style:font-size-complex="8pt" style:font-style-complex="italic"/>
    </style:style>
    <style:style style:name="T34" style:family="text">
      <style:text-properties fo:color="#000000" style:text-position="0% 100%" fo:font-size="7pt" fo:font-weight="normal" style:font-size-asian="7pt" style:font-weight-asian="normal" style:font-size-complex="7pt" style:font-weight-complex="normal"/>
    </style:style>
    <style:style style:name="T35" style:family="text">
      <style:text-properties fo:color="#94070a" style:text-position="0% 100%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36" style:family="text">
      <style:text-properties fo:color="#94070a" style:text-position="0% 100%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T37" style:family="text">
      <style:text-properties fo:color="#94070a" style:text-position="-33% 58%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T38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39" style:family="text">
      <style:text-properties fo:color="#94070a" style:text-position="-33% 58%" fo:font-size="7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40" style:family="text">
      <style:text-properties fo:color="#94070a" style:text-position="-33% 58%" fo:font-size="7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41" style:family="text">
      <style:text-properties fo:color="#94070a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42" style:family="text">
      <style:text-properties fo:color="#94070a" style:text-position="-33% 58%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43" style:family="text">
      <style:text-properties fo:color="#94070a" fo:font-size="7pt" fo:font-style="italic" style:font-size-asian="7pt" style:font-style-asian="italic" style:font-size-complex="7pt" style:font-style-complex="italic"/>
    </style:style>
    <style:style style:name="T44" style:family="text">
      <style:text-properties fo:color="#94070a" fo:font-size="7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5" style:family="text">
      <style:text-properties fo:color="#94070a" style:text-position="-33% 58%" fo:font-size="7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6" style:family="text">
      <style:text-properties fo:color="#94070a" fo:font-size="7pt" fo:font-style="italic" style:font-size-asian="8pt" style:font-style-asian="italic" style:font-size-complex="8pt" style:font-style-complex="italic"/>
    </style:style>
    <style:style style:name="T47" style:family="text">
      <style:text-properties fo:color="#006c3b" fo:font-size="10pt" fo:font-weight="bold" style:font-size-asian="10pt" style:font-weight-asian="bold" style:font-size-complex="10pt" style:font-weight-complex="bold"/>
    </style:style>
    <style:style style:name="T48" style:family="text">
      <style:text-properties fo:color="#003d73" fo:font-size="10pt" fo:font-weight="bold" style:font-size-asian="10pt" style:font-weight-asian="bold" style:font-size-complex="10pt" style:font-weight-complex="bold"/>
    </style:style>
    <style:style style:name="T49" style:family="text">
      <style:text-properties fo:color="#94070a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ce181e" fo:font-size="7pt" style:font-size-asian="8pt" style:font-size-complex="8pt"/>
    </style:style>
    <style:style style:name="T51" style:family="text">
      <style:text-properties fo:color="#94070a" style:text-position="-33% 58%" fo:font-size="7pt" fo:font-style="italic" style:font-size-asian="7pt" style:font-style-asian="italic" style:font-size-complex="7pt" style:font-style-complex="italic"/>
    </style:style>
    <style:style style:name="T52" style:family="text">
      <style:text-properties fo:color="#94070a" style:text-position="0% 100%" fo:font-size="7pt" fo:font-style="italic" style:font-size-asian="7pt" style:font-style-asian="italic" style:font-size-complex="7pt" style:font-style-complex="italic"/>
    </style:style>
    <style:style style:name="T53" style:family="text">
      <style:text-properties fo:color="#000000" fo:font-size="7pt" fo:font-weight="normal" style:font-size-asian="7pt" style:font-weight-asian="normal" style:font-size-complex="7pt" style:font-weight-complex="normal"/>
    </style:style>
    <style:style style:name="T54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55" style:family="text">
      <style:text-properties fo:color="#ffffff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56" style:family="text">
      <style:text-properties fo:color="#000000" fo:font-size="7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57" style:family="text">
      <style:text-properties fo:color="#94070a" style:text-position="-33% 58%" fo:font-size="7pt" fo:font-style="italic" style:font-size-asian="8pt" style:font-style-asian="italic" style:font-size-complex="8pt" style:font-style-complex="italic"/>
    </style:style>
    <style:style style:name="T58" style:family="text">
      <style:text-properties fo:color="#94070a" style:text-position="0% 100%" fo:font-size="7pt" fo:font-style="italic" style:font-size-asian="8pt" style:font-style-asian="italic" style:font-size-complex="8pt" style:font-style-complex="italic"/>
    </style:style>
    <style:style style:name="T59" style:family="text">
      <style:text-properties fo:color="#000000" fo:font-size="7pt" fo:font-style="italic" style:font-size-asian="7pt" style:font-style-asian="italic" style:font-size-complex="7pt" style:font-style-complex="italic"/>
    </style:style>
    <style:style style:name="T60" style:family="text">
      <style:text-properties fo:color="#003d73" fo:font-size="7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1" style:family="text">
      <style:text-properties fo:color="#003d73" style:text-position="-33% 58%" fo:font-size="7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2" style:family="text">
      <style:text-properties fo:color="#003d73" fo:font-size="7pt" fo:font-style="italic" style:font-size-asian="8pt" style:font-style-asian="italic" style:font-size-complex="8pt" style:font-style-complex="italic"/>
    </style:style>
    <style:style style:name="T63" style:family="text">
      <style:text-properties fo:color="#003d73" style:text-position="-33% 58%" fo:font-size="7pt" fo:font-style="italic" style:font-size-asian="8pt" style:font-style-asian="italic" style:font-size-complex="8pt" style:font-style-complex="italic"/>
    </style:style>
    <style:style style:name="T64" style:family="text">
      <style:text-properties fo:color="#003d73" style:text-position="0% 100%" fo:font-size="7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xml:id="id5" draw:id="id5">
          <draw:frame draw:style-name="gr1" draw:text-style-name="P1" draw:layer="layout" svg:width="4.294cm" svg:height="8.986cm" svg:x="0.53cm" svg:y="6.957cm">
            <draw:text-box>
              <text:p><text:span text:style-name="T1">Conditions initiales et des constantes environnementales</text:span></text:p>
              <text:p><text:span text:style-name="T2"/></text:p>
              <text:p><text:span text:style-name="T2">Inventaires</text:span></text:p>
              <text:list text:style-name="L1">
                <text:list-item>
                  <text:p><text:span text:style-name="T3">Code Essence</text:span></text:p>
                </text:list-item>
                <text:list-item>
                  <text:p><text:span text:style-name="T3">Année origine</text:span></text:p>
                </text:list-item>
                <text:list-item>
                  <text:p><text:span text:style-name="T3">Code origine</text:span></text:p>
                </text:list-item>
                <text:list-item>
                  <text:p><text:span text:style-name="T3">Hauteur</text:span></text:p>
                </text:list-item>
                <text:list-item>
                  <text:p><text:span text:style-name="T3">Classes de densité</text:span></text:p>
                  <text:p><text:span text:style-name="T3"/></text:p>
                </text:list-item>
              </text:list>
              <text:p><text:span text:style-name="T2">Autres sources</text:span></text:p>
              <text:list text:continue-numbering="true" text:style-name="L1">
                <text:list-item>
                  <text:p><text:span text:style-name="T3">Zones feu</text:span></text:p>
                </text:list-item>
              </text:list>
            </draw:text-box>
          </draw:frame>
          <draw:g>
            <draw:frame draw:style-name="gr2" draw:text-style-name="P1" draw:layer="layout" svg:width="3.936cm" svg:height="0.842cm" svg:x="0.709cm" svg:y="11.738cm">
              <draw:text-box>
                <text:p><text:span text:style-name="T4">Type de couvert</text:span></text:p>
                <text:p><text:span text:style-name="T5">SP</text:span><text:span text:style-name="T6"> = f(Code Essence)</text:span></text:p>
              </draw:text-box>
            </draw:frame>
            <draw:frame draw:style-name="gr3" draw:text-style-name="P1" draw:layer="layout" svg:width="3.936cm" svg:height="1.67cm" svg:x="0.709cm" svg:y="12.867cm">
              <draw:text-box>
                <text:p><text:span text:style-name="T4">Temps depuis la dernière perturbation</text:span></text:p>
                <text:p><text:span text:style-name="T7">TDP</text:span><text:span text:style-name="T8"> = f(année origine, code origine, perturbation)</text:span></text:p>
                <text:p><text:span text:style-name="T9">*Méthode actuelle à améliorer</text:span></text:p>
              </draw:text-box>
            </draw:frame>
            <draw:frame draw:style-name="gr2" draw:text-style-name="P2" draw:layer="layout" svg:width="3.936cm" svg:height="0.842cm" svg:x="0.709cm" svg:y="14.822cm">
              <draw:text-box>
                <text:p><text:span text:style-name="T4">Indice de qualité de station</text:span></text:p>
                <text:p><text:span text:style-name="T10">IQS = </text:span><text:span text:style-name="T11">f(TDP, hauteur, ?)</text:span></text:p>
              </draw:text-box>
            </draw:frame>
          </draw:g>
        </draw:g>
        <draw:frame draw:style-name="gr4" draw:text-style-name="P3" draw:layer="layout" svg:width="0.52cm" svg:height="1.187cm" svg:x="5.188cm" svg:y="3.731cm">
          <draw:text-box>
            <text:p/>
          </draw:text-box>
        </draw:frame>
        <draw:frame draw:style-name="gr5" draw:text-style-name="P4" xml:id="id6" draw:id="id6" draw:layer="layout" svg:width="17.035cm" svg:height="19.1cm" svg:x="5.295cm" svg:y="1.9cm">
          <draw:text-box>
            <text:p><text:span text:style-name="T12">Scénarios de changement climatique </text:span><text:span text:style-name="T13">Scen</text:span><text:span text:style-name="T14">cc</text:span></text:p>
            <text:p><text:span text:style-name="T15">Scénarios d’aménagement forestier </text:span><text:span text:style-name="T16">Scen</text:span><text:span text:style-name="T17">AF</text:span></text:p>
          </draw:text-box>
        </draw:frame>
        <draw:frame draw:style-name="gr6" draw:text-style-name="P5" xml:id="id3" draw:id="id3" draw:layer="layout" svg:width="16.371cm" svg:height="13.312cm" svg:x="5.559cm" svg:y="3.188cm">
          <draw:text-box>
            <text:p><text:span text:style-name="T18">Attributs des peuplements</text:span></text:p>
          </draw:text-box>
        </draw:frame>
        <draw:frame draw:style-name="gr7" draw:text-style-name="P6" xml:id="id1" draw:id="id1" draw:layer="layout" svg:width="8.48cm" svg:height="12.189cm" svg:x="5.928cm" svg:y="4.111cm">
          <draw:text-box>
            <text:p><text:span text:style-name="T19">Détermination des trajectoires</text:span></text:p>
            <text:p><text:span text:style-name="T20"/></text:p>
            <text:p><text:span text:style-name="T21"/></text:p>
            <text:p><text:span text:style-name="T22"/></text:p>
          </draw:text-box>
        </draw:frame>
        <draw:g>
          <draw:frame draw:style-name="gr8" draw:text-style-name="P7" xml:id="id2" draw:id="id2" draw:layer="layout" svg:width="6.144cm" svg:height="6.826cm" svg:x="15.358cm" svg:y="6.792cm">
            <draw:text-box>
              <text:p><text:span text:style-name="T23">Équations de Pothier-Savard</text:span></text:p>
            </draw:text-box>
          </draw:frame>
          <draw:g>
            <draw:frame draw:style-name="gr9" draw:text-style-name="P8" draw:layer="layout" svg:width="5.376cm" svg:height="1.482cm" svg:x="15.741cm" svg:y="9.132cm">
              <draw:text-box>
                <text:p><text:span text:style-name="T24">Diamètre quadratique moyen des arbres marchands</text:span></text:p>
                <text:p><text:span text:style-name="T25">D</text:span><text:span text:style-name="T26">q</text:span><text:span text:style-name="T27">= f(A</text:span><text:span text:style-name="T28">c</text:span><text:span text:style-name="T27">, H</text:span><text:span text:style-name="T28">d</text:span><text:span text:style-name="T27">, IDR)</text:span></text:p>
                <text:p><text:span text:style-name="T24"><text:tab/></text:span><text:span text:style-name="T24">cm</text:span></text:p>
              </draw:text-box>
            </draw:frame>
            <draw:frame draw:style-name="gr10" draw:text-style-name="P8" draw:layer="layout" svg:width="5.376cm" svg:height="1.193cm" svg:x="15.741cm" svg:y="12.202cm">
              <draw:text-box>
                <text:p><text:span text:style-name="T24">Volume marchand</text:span></text:p>
                <text:p><text:span text:style-name="T25">V</text:span><text:span text:style-name="T27">= f(H</text:span><text:span text:style-name="T28">d</text:span><text:span text:style-name="T27">, G, D</text:span><text:span text:style-name="T28">q</text:span><text:span text:style-name="T27">)</text:span></text:p>
                <text:p><text:span text:style-name="T24"><text:tab/></text:span><text:span text:style-name="T24">m3/ha</text:span></text:p>
              </draw:text-box>
            </draw:frame>
            <draw:frame draw:style-name="gr11" draw:text-style-name="P8" draw:layer="layout" svg:width="5.376cm" svg:height="1.313cm" svg:x="15.741cm" svg:y="7.682cm">
              <draw:text-box>
                <text:p><text:span text:style-name="T24">Hauteur dominante du peuplement</text:span></text:p>
                <text:p><text:span text:style-name="T25">H</text:span><text:span text:style-name="T26">d</text:span><text:span text:style-name="T27"> = f(A</text:span><text:span text:style-name="T28">c</text:span><text:span text:style-name="T27">, IQS)</text:span></text:p>
                <text:p><text:span text:style-name="T24"><text:tab/></text:span><text:span text:style-name="T24">m</text:span></text:p>
              </draw:text-box>
            </draw:frame>
            <draw:frame draw:style-name="gr11" draw:text-style-name="P8" draw:layer="layout" svg:width="5.376cm" svg:height="1.313cm" svg:x="15.741cm" svg:y="10.752cm">
              <draw:text-box>
                <text:p><text:span text:style-name="T24">Surface terrière marchande</text:span></text:p>
                <text:p><text:span text:style-name="T25">G</text:span><text:span text:style-name="T27"> = f(A</text:span><text:span text:style-name="T28">c</text:span><text:span text:style-name="T27">, H</text:span><text:span text:style-name="T28">d</text:span><text:span text:style-name="T27">, IDR)</text:span></text:p>
                <text:p><text:span text:style-name="T24"><text:tab/></text:span><text:span text:style-name="T24">m2/ha</text:span></text:p>
              </draw:text-box>
            </draw:frame>
          </draw:g>
        </draw:g>
        <draw:g xml:id="id4" draw:id="id4">
          <draw:frame draw:style-name="gr12" draw:text-style-name="P9" draw:layer="layout" svg:width="6.336cm" svg:height="3.726cm" svg:x="15.594cm" svg:y="17.097cm">
            <draw:text-box>
              <text:p><text:span text:style-name="T23">Perturbations</text:span></text:p>
            </draw:text-box>
          </draw:frame>
          <draw:frame draw:style-name="gr13" draw:text-style-name="P10" draw:layer="layout" svg:width="5.376cm" svg:height="1.073cm" svg:x="15.977cm" svg:y="17.906cm">
            <draw:text-box>
              <text:p><text:span text:style-name="T29">Probabilité de brûler</text:span></text:p>
              <text:p><text:span text:style-name="T30">λ</text:span><text:span text:style-name="T31">feu</text:span><text:span text:style-name="T32"> = f(zone</text:span><text:span text:style-name="T33">feux</text:span><text:span text:style-name="T32">, Scen</text:span><text:span text:style-name="T33">cc</text:span><text:span text:style-name="T32">)</text:span></text:p>
            </draw:text-box>
          </draw:frame>
          <draw:frame draw:style-name="gr14" draw:text-style-name="P10" draw:layer="layout" svg:width="5.376cm" svg:height="1.135cm" svg:x="15.977cm" svg:y="19.299cm">
            <draw:text-box>
              <text:p><text:span text:style-name="T29">Probabilité de récolte</text:span></text:p>
              <text:p><text:span text:style-name="T30">λ</text:span><text:span text:style-name="T31">récolte</text:span><text:span text:style-name="T32"> = f(sp, TDP, Scen</text:span><text:span text:style-name="T33">AF</text:span><text:span text:style-name="T32">) potentiellement aussi V.</text:span></text:p>
            </draw:text-box>
          </draw:frame>
        </draw:g>
        <draw:frame draw:style-name="gr15" draw:text-style-name="P8" xml:id="id8" draw:id="id8" draw:layer="layout" svg:width="5.376cm" svg:height="0.904cm" svg:x="8.824cm" svg:y="9.742cm">
          <draw:text-box>
            <text:p><text:span text:style-name="T34">Indice de densité relative</text:span></text:p>
            <text:p><text:span text:style-name="T35">IDR</text:span><text:span text:style-name="T36"> = f(IDR</text:span><text:span text:style-name="T37">100</text:span><text:span text:style-name="T36">, A</text:span><text:span text:style-name="T37">c</text:span><text:span text:style-name="T36">)</text:span></text:p>
          </draw:text-box>
        </draw:frame>
        <draw:frame draw:style-name="gr16" draw:text-style-name="P11" xml:id="id7" draw:id="id7" draw:layer="layout" svg:width="7.536cm" svg:height="3.859cm" svg:x="6.118cm" svg:y="4.764cm">
          <draw:text-box>
            <text:p><text:span text:style-name="T38">Détermination initiale des trajectoires</text:span></text:p>
            <text:p><text:span text:style-name="T22"/></text:p>
          </draw:text-box>
        </draw:frame>
        <draw:g>
          <draw:frame draw:style-name="gr17" draw:text-style-name="P1" draw:layer="layout" svg:width="5.376cm" svg:height="0.86cm" svg:x="7.999cm" svg:y="7.484cm">
            <draw:text-box>
              <text:p><text:span text:style-name="T4">Indice de densité relative à 100 ans</text:span></text:p>
              <text:p><text:span text:style-name="T10">IDR</text:span><text:span text:style-name="T39">100</text:span><text:span text:style-name="T11"> = f(sp, IQS, Dens</text:span><text:span text:style-name="T40">rel</text:span><text:span text:style-name="T11">, TDP)</text:span></text:p>
            </draw:text-box>
          </draw:frame>
          <draw:frame draw:style-name="gr17" draw:text-style-name="P12" draw:layer="layout" svg:width="5.394cm" svg:height="0.86cm" svg:x="6.396cm" svg:y="5.534cm">
            <draw:text-box>
              <text:p><text:span text:style-name="T24">Âge corrigé</text:span></text:p>
              <text:p><text:span text:style-name="T41">A</text:span><text:span text:style-name="T42">c</text:span><text:span text:style-name="T43"> = <text:s/>f(sp, TDP, IQS? Autres?)</text:span></text:p>
            </draw:text-box>
          </draw:frame>
          <draw:frame draw:style-name="gr17" draw:text-style-name="P13" draw:layer="layout" svg:width="5.376cm" svg:height="0.86cm" svg:x="6.396cm" svg:y="6.51cm">
            <draw:text-box>
              <text:p><text:span text:style-name="T29">Densité de référence (&gt;9cm)</text:span></text:p>
              <text:p><text:span text:style-name="T44">Dens</text:span><text:span text:style-name="T45">ref</text:span><text:span text:style-name="T46">= f(Classe de densité, sp, TDP)</text:span></text:p>
            </draw:text-box>
          </draw:frame>
        </draw:g>
        <draw:connector draw:style-name="gr18" draw:text-style-name="P14" draw:layer="layout" svg:x1="14.408cm" svg:y1="10.205cm" svg:x2="15.358cm" svg:y2="10.205cm" draw:start-shape="id1" draw:start-glue-point="1" draw:end-shape="id2" draw:end-glue-point="3" svg:d="M14408 10205h950" svg:viewBox="0 0 951 1">
          <text:p/>
        </draw:connector>
        <draw:connector draw:style-name="gr18" draw:text-style-name="P14" draw:layer="layout" svg:x1="13.744cm" svg:y1="16.5cm" svg:x2="18.762cm" svg:y2="17.097cm" draw:start-shape="id3" draw:start-glue-point="2" draw:end-shape="id4" draw:end-glue-point="0" svg:d="M13744 16500v299h5018v298" svg:viewBox="0 0 5019 598">
          <text:p/>
        </draw:connector>
        <draw:connector draw:style-name="gr18" draw:text-style-name="P14" draw:layer="layout" svg:x1="4.824cm" svg:y1="11.45cm" svg:x2="5.295cm" svg:y2="11.45cm" draw:start-shape="id5" draw:start-glue-point="1" draw:end-shape="id6" draw:end-glue-point="3" svg:d="M4824 11450h471" svg:viewBox="0 0 472 1">
          <text:p/>
        </draw:connector>
        <draw:connector draw:style-name="gr18" draw:text-style-name="P15" draw:layer="layout" draw:line-skew="0cm -1.293cm" svg:x1="9.886cm" svg:y1="8.623cm" svg:x2="8.824cm" svg:y2="10.194cm" draw:start-shape="id7" draw:start-glue-point="2" draw:end-shape="id8" draw:end-glue-point="3" svg:d="M9886 8623v560h-2856v1011h1794" svg:viewBox="0 0 2857 1572">
          <text:p/>
        </draw:connector>
        <draw:frame draw:style-name="gr19" draw:text-style-name="P1" xml:id="id9" draw:id="id9" draw:layer="layout" svg:width="4.1cm" svg:height="4.149cm" svg:x="23.31cm" svg:y="9.376cm">
          <draw:text-box>
            <text:p><text:span text:style-name="T1">Outputs potentiels</text:span></text:p>
            <text:p><text:span text:style-name="T2"/></text:p>
            <text:list text:style-name="L1">
              <text:list-item>
                <text:p><text:span text:style-name="T3">Volumes sur pied / Possibilités</text:span></text:p>
              </text:list-item>
              <text:list-item>
                <text:p><text:span text:style-name="T3">Dépenses / revenus</text:span></text:p>
              </text:list-item>
              <text:list-item>
                <text:p><text:span text:style-name="T3">Stocks et séquestration de carbone</text:span></text:p>
              </text:list-item>
              <text:list-item>
                <text:p><text:span text:style-name="T3">Analyses spatiales </text:span></text:p>
              </text:list-item>
              <text:list-item>
                <text:p><text:span text:style-name="T3">Analyses coût-avantages des scénarios d’aménagement / options d’adaptation</text:span></text:p>
              </text:list-item>
              <text:list-item>
                <text:p><text:span text:style-name="T3">Etc...</text:span></text:p>
              </text:list-item>
            </text:list>
          </draw:text-box>
        </draw:frame>
        <draw:connector draw:style-name="gr18" draw:text-style-name="P15" draw:layer="layout" svg:x1="22.33cm" svg:y1="11.45cm" svg:x2="23.31cm" svg:y2="11.45cm" draw:start-shape="id6" draw:start-glue-point="1" draw:end-shape="id9" draw:end-glue-point="3" svg:d="M22330 11450h980" svg:viewBox="0 0 981 1">
          <text:p/>
        </draw:connector>
        <draw:connector draw:style-name="gr18" draw:text-style-name="P15" draw:layer="layout" draw:line-skew="1.759cm 1.413cm" svg:x1="9.886cm" svg:y1="11.449cm" svg:x2="8.824cm" svg:y2="10.194cm" draw:start-shape="id10" draw:start-glue-point="0" draw:end-shape="id8" draw:end-glue-point="3" svg:d="M9886 11449v-449h-2856v-806h1794" svg:viewBox="0 0 2857 1256">
          <text:p/>
        </draw:connector>
        <draw:frame draw:style-name="gr20" draw:text-style-name="P16" draw:layer="layout" svg:width="3.6cm" svg:height="4.191cm" svg:x="23.81cm" svg:y="1.9cm">
          <draw:text-box>
            <text:p>Légende</text:p>
            <text:list text:style-name="L1">
              <text:list-item>
                <text:p><text:span text:style-name="T47">Déjà implémenté</text:span></text:p>
              </text:list-item>
              <text:list-item>
                <text:p><text:span text:style-name="T48">Bien documenté, à implémenter</text:span></text:p>
              </text:list-item>
              <text:list-item>
                <text:p><text:span text:style-name="T49">À valider, à implémenter</text:span></text:p>
              </text:list-item>
            </text:list>
          </draw:text-box>
        </draw:frame>
        <draw:frame draw:style-name="gr21" draw:text-style-name="P16" draw:layer="layout" svg:width="6.238cm" svg:height="0.962cm" svg:x="0.692cm" svg:y="0.738cm">
          <draw:text-box>
            <text:p>Flowchart (brouillon)</text:p>
          </draw:text-box>
        </draw:frame>
        <draw:g xml:id="id12" draw:id="id12">
          <draw:frame draw:style-name="gr22" draw:text-style-name="P17" xml:id="id10" draw:id="id10" draw:layer="layout" svg:width="7.536cm" svg:height="4.651cm" svg:x="6.118cm" svg:y="11.449cm">
            <draw:text-box>
              <text:p><text:span text:style-name="T38">Mise en jour des trajectoires</text:span></text:p>
              <text:p><text:span text:style-name="T50"/></text:p>
            </draw:text-box>
          </draw:frame>
          <draw:g>
            <draw:frame draw:style-name="gr17" draw:text-style-name="P13" draw:layer="layout" svg:width="5.376cm" svg:height="0.86cm" svg:x="6.398cm" svg:y="13.977cm">
              <draw:text-box>
                <text:p><text:span text:style-name="T29">Densité de référence (&gt;9cm)</text:span></text:p>
                <text:p><text:span text:style-name="T41">Dens</text:span><text:span text:style-name="T42">ref</text:span><text:span text:style-name="T43">= f(N</text:span><text:span text:style-name="T51">s</text:span><text:span text:style-name="T52">, Plant,</text:span><text:span text:style-name="T51"> </text:span><text:span text:style-name="T52">?</text:span><text:span text:style-name="T46">)</text:span></text:p>
              </draw:text-box>
            </draw:frame>
            <draw:frame draw:style-name="gr17" draw:text-style-name="P12" draw:layer="layout" svg:width="4.608cm" svg:height="0.86cm" svg:x="6.398cm" svg:y="12.98cm">
              <draw:text-box>
                <text:p><text:span text:style-name="T53">Âge corrigé</text:span></text:p>
                <text:p><text:span text:style-name="T41">A</text:span><text:span text:style-name="T42">c</text:span><text:span text:style-name="T43"> = <text:s/>f(sp, TDP, IDR</text:span><text:span text:style-name="T51">100</text:span><text:span text:style-name="T43">?)</text:span></text:p>
              </draw:text-box>
            </draw:frame>
            <draw:frame draw:style-name="gr17" draw:text-style-name="P1" draw:layer="layout" svg:width="5.376cm" svg:height="0.86cm" svg:x="8.001cm" svg:y="14.973cm">
              <draw:text-box>
                <text:p><text:span text:style-name="T4">Indice de densité relative à 100 ans</text:span></text:p>
                <text:p><text:span text:style-name="T10">IDR</text:span><text:span text:style-name="T39">100</text:span><text:span text:style-name="T11"> = f(IQS, Dens</text:span><text:span text:style-name="T40">rel</text:span><text:span text:style-name="T11">, TDP)</text:span></text:p>
              </draw:text-box>
            </draw:frame>
            <draw:frame draw:style-name="gr2" draw:text-style-name="P1" draw:layer="layout" svg:width="3.936cm" svg:height="0.842cm" svg:x="6.396cm" svg:y="12cm">
              <draw:text-box>
                <text:p><text:span text:style-name="T4">Type de couvert</text:span></text:p>
                <text:p><text:span text:style-name="T7">SP</text:span><text:span text:style-name="T8"> = f(Plant)</text:span></text:p>
              </draw:text-box>
            </draw:frame>
          </draw:g>
        </draw:g>
        <draw:g xml:id="id11" draw:id="id11">
          <draw:frame draw:style-name="gr23" draw:text-style-name="P18" draw:layer="layout" svg:width="6.144cm" svg:height="3.2cm" svg:x="6.814cm" svg:y="17.36cm">
            <draw:text-box>
              <text:p><text:span text:style-name="T54">Régénération</text:span></text:p>
              <text:p><text:span text:style-name="T55"/></text:p>
            </draw:text-box>
          </draw:frame>
          <draw:g>
            <draw:frame draw:style-name="gr17" draw:text-style-name="P10" draw:layer="layout" svg:width="5.376cm" svg:height="0.86cm" svg:x="7.097cm" svg:y="18.16cm">
              <draw:text-box>
                <text:p><text:span text:style-name="T56">Plantation (optionnelle)</text:span></text:p>
                <text:p><text:span text:style-name="T44">Plant</text:span><text:span text:style-name="T46"> = f(N</text:span><text:span text:style-name="T57">s</text:span><text:span text:style-name="T46">, Scen</text:span><text:span text:style-name="T57">AF</text:span><text:span text:style-name="T58">, autre</text:span><text:span text:style-name="T46">?)</text:span></text:p>
              </draw:text-box>
            </draw:frame>
            <draw:frame draw:style-name="gr14" draw:text-style-name="P10" draw:layer="layout" svg:width="5.376cm" svg:height="1.135cm" svg:x="7.097cm" svg:y="19.2cm">
              <draw:text-box>
                <text:p><text:span text:style-name="T24">Densité de semis post-feu (régénération naturelle; Splawinski</text:span><text:span text:style-name="T59"> et al.</text:span><text:span text:style-name="T24">)</text:span></text:p>
                <text:p><text:span text:style-name="T60">N</text:span><text:span text:style-name="T61">s</text:span><text:span text:style-name="T62"> = f(G</text:span><text:span text:style-name="T63">pre-feu, </text:span><text:span text:style-name="T64">TDP </text:span><text:span text:style-name="T63">pre-feu</text:span><text:span text:style-name="T62">)</text:span></text:p>
              </draw:text-box>
            </draw:frame>
          </draw:g>
        </draw:g>
        <draw:connector draw:style-name="gr18" draw:text-style-name="P15" draw:layer="layout" svg:x1="15.594cm" svg:y1="18.96cm" svg:x2="12.958cm" svg:y2="18.96cm" draw:start-shape="id4" draw:start-glue-point="3" draw:end-shape="id11" draw:end-glue-point="1" svg:d="M15594 18960h-2636" svg:viewBox="0 0 2637 1">
          <text:p/>
        </draw:connector>
        <draw:connector draw:style-name="gr18" draw:text-style-name="P15" draw:layer="layout" svg:x1="9.886cm" svg:y1="17.36cm" svg:x2="9.886cm" svg:y2="16.1cm" draw:start-shape="id11" draw:start-glue-point="0" draw:end-shape="id12" draw:end-glue-point="2" svg:d="M9886 17360v-1260" svg:viewBox="0 0 1 1261">
          <text:p/>
        </draw:connector>
        <presentation:notes draw:style-name="dp2">
          <draw:page-thumbnail draw:style-name="gr24" draw:layer="layout" svg:width="13.968cm" svg:height="10.476cm" svg:x="3.81cm" svg:y="2.123cm" draw:page-number="1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Symmetric_20_Arrow" draw:marker-end-width="0.3cm" draw:fill="none" draw:fill-gradient-name="Gradient_20_2" draw:fill-hatch-name="Hatching_20_1" draw:fill-image-name="Bitmap_20_1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8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2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88cm" fo:margin-bottom="0cm" fo:text-indent="0cm"/>
      <style:text-properties fo:font-size="27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2cm" fo:margin-bottom="0cm" fo:text-indent="0cm"/>
      <style:text-properties fo:font-size="23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4cm" fo:margin-bottom="0cm" fo:text-indent="0cm"/>
      <style:text-properties fo:font-size="19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5cm" fo:margin-bottom="0.5cm" fo:margin-left="0.53cm" fo:margin-right="0.53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4.191cm" svg:height="3.438cm" svg:x="1.874cm" svg:y="1.318cm" presentation:class="title" presentation:placeholder="true">
        <draw:text-box/>
      </draw:frame>
      <draw:frame presentation:style-name="Default-outline1" draw:layer="backgroundobjects" svg:width="24.191cm" svg:height="11.941cm" svg:x="1.874cm" svg:y="5.316cm" presentation:class="outline" presentation:placeholder="true">
        <draw:text-box/>
      </draw:frame>
      <draw:frame presentation:style-name="Mpr1" draw:text-style-name="MP2" draw:layer="backgroundobjects" svg:width="6.262cm" svg:height="1.42cm" svg:x="1.874cm" svg:y="19.2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52cm" svg:height="1.42cm" svg:x="9.721cm" svg:y="19.25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262cm" svg:height="1.42cm" svg:x="19.8cm" svg:y="19.25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minic Cyr</meta:initial-creator>
    <meta:creation-date>2018-02-22T14:10:14.661062305</meta:creation-date>
    <dc:date>2018-03-04T10:57:46.904893208</dc:date>
    <dc:creator>Dominic Cyr</dc:creator>
    <meta:editing-duration>PT3H9M34S</meta:editing-duration>
    <meta:editing-cycles>26</meta:editing-cycles>
    <meta:generator>LibreOffice/5.3.7.2$Linux_X86_64 LibreOffice_project/6b8ed514a9f8b44d37a1b96673cbbdd077e24059</meta:generator>
    <meta:document-statistic meta:object-count="73"/>
  </office:meta>
</office:document-meta>
</file>